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00"/>
    </style:style>
    <style:style style:name="T7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9528in" svg:x="6.9268in" svg:y="1.872in">
            <draw:object draw:notify-on-update-of-ranges="Sheet1.B4:Sheet1.B16 Sheet1.C4:Sheet1.C16 Sheet1.A4:Sheet1.A16 Sheet1.D4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OutsideMul</text:p>
          </table:table-cell>
          <table:table-cell office:value-type="string" calcext:value-type="string">
            <text:p>BoilerBase</text:p>
          </table:table-cell>
          <table:table-cell office:value-type="string" calcext:value-type="string">
            <text:p>BoilerM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Inside </text:p>
          </table:table-cell>
          <table:table-cell office:value-type="string" calcext:value-type="string">
            <text:p>Boiler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L3]+(([.A4]-[.B4])*[.M3])+(([.A4]-[.C4])*[.K3]))" office:value-type="float" office:value="52.5" calcext:value-type="float">
            <text:p>52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([.L3]+(([.A5]-[.B5])*[.M3])+(([.A5]-[.C5])*[.K3]))" office:value-type="float" office:value="47" calcext:value-type="float">
            <text:p>47</text:p>
          </table:table-cell>
          <table:table-cell table:number-columns-repeated="5"/>
          <table:table-cell table:style-name="ce1" office:value-type="string" calcext:value-type="string" table:number-columns-spanned="10" table:number-rows-spanned="2">
            <text:p>Boiler = (BoilerBase+((Inside-Outside)*BoilerMul) + ((Target-Inside)*OutsideMul))</text:p>
          </table:table-cell>
          <table:covered-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([.L3]+(([.A6]-[.B6])*[.M3])+(([.A6]-[.C6])*[.K3]))" office:value-type="float" office:value="43.5" calcext:value-type="float">
            <text:p>43.5</text:p>
          </table:table-cell>
          <table:table-cell table:number-columns-repeated="5"/>
          <table:covered-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([.L3]+(([.A7]-[.B7])*[.M3])+(([.A7]-[.C7])*[.K3]))"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ins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([.L3]+(([.A8]-[.B8])*[.M3])+(([.A8]-[.C8])*[.K3]))" office:value-type="float" office:value="40.5" calcext:value-type="float">
            <text:p>40.5</text:p>
          </table:table-cell>
          <table:table-cell table:number-columns-repeated="5"/>
          <table:table-cell office:value-type="string" calcext:value-type="string">
            <text:p><text:span text:style-name="T1">(</text:span><text:span text:style-name="T2">L3</text:span><text:span text:style-name="T1">+((</text:span><text:span text:style-name="T3">A7</text:span><text:span text:style-name="T1">-</text:span><text:span text:style-name="T4">B7</text:span><text:span text:style-name="T1">)*</text:span><text:span text:style-name="T5">M3</text:span><text:span text:style-name="T1">)+((</text:span><text:span text:style-name="T3">A7</text:span><text:span text:style-name="T1">-</text:span><text:span text:style-name="T6">C7</text:span><text:span text:style-name="T1">)*</text:span><text:span text:style-name="T7">K3</text:span><text:span text:style-name="T1">))</text:span>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([.L3]+(([.A9]-[.B9])*[.M3])+(([.A9]-[.C9])*[.K3]))" office:value-type="float" office:value="33.5" calcext:value-type="float">
            <text:p>33.5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([.L3]+(([.A10]-[.B10])*[.M3])+(([.A10]-[.C10])*[.K3]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([.L3]+(([.A11]-[.B11])*[.M3])+(([.A11]-[.C11])*[.K3]))" office:value-type="float" office:value="33.5" calcext:value-type="float">
            <text:p>33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([.L3]+(([.A12]-[.B12])*[.M3])+(([.A12]-[.C12])*[.K3]))" office:value-type="float" office:value="40.5" calcext:value-type="float">
            <text:p>40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([.L3]+(([.A13]-[.B13])*[.M3])+(([.A13]-[.C13])*[.K3]))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([.L3]+(([.A14]-[.B14])*[.M3])+(([.A14]-[.C14])*[.K3]))" office:value-type="float" office:value="50.5" calcext:value-type="float">
            <text:p>50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([.L3]+(([.A15]-[.B15])*[.M3])+(([.A15]-[.C15])*[.K3]))"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([.L3]+(([.A16]-[.B16])*[.M3])+(([.A16]-[.C16])*[.K3]))" office:value-type="float" office:value="60" calcext:value-type="float">
            <text:p>6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9:49:50.901288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1:28:46.361972170</meta:creation-date>
    <dc:date>2023-10-30T20:13:16.813756185</dc:date>
    <meta:editing-duration>PT1H55M50S</meta:editing-duration>
    <meta:editing-cycles>9</meta:editing-cycles>
    <meta:generator>LibreOffice/7.6.2.1$Linux_X86_64 LibreOffice_project/60$Build-1</meta:generator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041cm" xlink:href=".." xlink:type="simple" chart:class="chart:line" chart:style-name="ch1">
        <chart:legend chart:legend-position="end" svg:x="13.543cm" svg:y="4.08cm" style:legend-expansion="high" chart:style-name="ch2"/>
        <chart:plot-area chart:style-name="ch3" table:cell-range-address="Sheet1.A4:Sheet1.D16" chart:data-source-has-labels="row" svg:x="0.261cm" svg:y="0.044cm" svg:width="15.331cm" svg:height="10.016cm">
          <chart:coordinate-region svg:x="0.882cm" svg:y="0.217cm" svg:width="14.523cm" svg:height="9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6" loext:label-string="outside" chart:class="chart:line">
            <chart:data-point chart:repeated="13"/>
          </chart:series>
          <chart:series chart:style-name="ch7" chart:values-cell-range-address="Sheet1.C4:Sheet1.C16" loext:label-string="inside" chart:class="chart:line">
            <chart:data-point chart:repeated="13"/>
          </chart:series>
          <chart:series chart:style-name="ch8" chart:values-cell-range-address="Sheet1.A4:Sheet1.A16" loext:label-string="target" chart:class="chart:line">
            <chart:data-point chart:repeated="13"/>
          </chart:series>
          <chart:series chart:style-name="ch9" chart:values-cell-range-address="Sheet1.D4:Sheet1.D16" loext:label-string="boiler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side</text:p>
              </table:table-cell>
              <table:table-cell office:value-type="string">
                <text:p>inside</text:p>
              </table:table-cell>
              <table:table-cell office:value-type="string">
                <text:p>target</text:p>
              </table:table-cell>
              <table:table-cell office:value-type="string">
                <text:p>boi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B4:Sheet1.B16</svg:desc>
                </draw:g>
              </table:table-cell>
              <table:table-cell office:value-type="float" office:value="21">
                <text:p>21</text:p>
                <draw:g>
                  <svg:desc>Sheet1.C4:Sheet1.C16</svg:desc>
                </draw:g>
              </table:table-cell>
              <table:table-cell office:value-type="float" office:value="22">
                <text:p>22</text:p>
                <draw:g>
                  <svg:desc>Sheet1.A4:Sheet1.A16</svg:desc>
                </draw:g>
              </table:table-cell>
              <table:table-cell office:value-type="float" office:value="52.5">
                <text:p>52.5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